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ActorAttributes" style:family="table">
      <style:table-properties style:width="6.925in" table:align="margins"/>
    </style:style>
    <style:style style:name="ActorAttributes.A" style:family="table-column">
      <style:table-column-properties style:column-width="1.3931in" style:rel-column-width="13183*"/>
    </style:style>
    <style:style style:name="ActorAttributes.B" style:family="table-column">
      <style:table-column-properties style:column-width="5.5319in" style:rel-column-width="52352*"/>
    </style:style>
    <style:style style:name="ActorAttributes.A1" style:family="table-cell">
      <style:table-cell-properties fo:padding="0.0382in" fo:border-left="0.0007in solid #000000" fo:border-right="none" fo:border-top="0.0007in solid #000000" fo:border-bottom="0.0007in solid #000000"/>
    </style:style>
    <style:style style:name="ActorAttributes.B1" style:family="table-cell">
      <style:table-cell-properties fo:padding="0.0382in" fo:border="0.0007in solid #000000"/>
    </style:style>
    <style:style style:name="ActorAttributes.A2" style:family="table-cell">
      <style:table-cell-properties fo:padding="0.0382in" fo:border-left="0.0007in solid #000000" fo:border-right="none" fo:border-top="none" fo:border-bottom="0.0007in solid #000000"/>
    </style:style>
    <style:style style:name="ActorAttributes.B2"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style>
    <style:style style:name="Table1.A" style:family="table-column">
      <style:table-column-properties style:column-width="1.8063in" style:rel-column-width="17093*"/>
    </style:style>
    <style:style style:name="Table1.B" style:family="table-column">
      <style:table-column-properties style:column-width="5.1188in" style:rel-column-width="48442*"/>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1.8063in" style:rel-column-width="17093*"/>
    </style:style>
    <style:style style:name="Table2.B" style:family="table-column">
      <style:table-column-properties style:column-width="5.1188in" style:rel-column-width="48442*"/>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may-break-between-rows="false"/>
    </style:style>
    <style:style style:name="Table8.A" style:family="table-column">
      <style:table-column-properties style:column-width="1.8063in" style:rel-column-width="17093*"/>
    </style:style>
    <style:style style:name="Table8.B" style:family="table-column">
      <style:table-column-properties style:column-width="5.1188in" style:rel-column-width="48442*"/>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1.8063in" style:rel-column-width="17093*"/>
    </style:style>
    <style:style style:name="Table3.B" style:family="table-column">
      <style:table-column-properties style:column-width="5.1188in" style:rel-column-width="48442*"/>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may-break-between-rows="false"/>
    </style:style>
    <style:style style:name="Table7.A" style:family="table-column">
      <style:table-column-properties style:column-width="1.8063in" style:rel-column-width="17093*"/>
    </style:style>
    <style:style style:name="Table7.B" style:family="table-column">
      <style:table-column-properties style:column-width="5.1188in" style:rel-column-width="48442*"/>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1.4826in" style:rel-column-width="14031*"/>
    </style:style>
    <style:style style:name="Table4.B" style:family="table-column">
      <style:table-column-properties style:column-width="5.4424in" style:rel-column-width="51504*"/>
    </style:style>
    <style:style style:name="Table4.A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10" style:family="table">
      <style:table-properties style:width="6.925in" table:align="margins"/>
    </style:style>
    <style:style style:name="Table10.A" style:family="table-column">
      <style:table-column-properties style:column-width="1.4826in" style:rel-column-width="14031*"/>
    </style:style>
    <style:style style:name="Table10.B" style:family="table-column">
      <style:table-column-properties style:column-width="5.4424in" style:rel-column-width="51504*"/>
    </style:style>
    <style:style style:name="Table10.A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1.4826in" style:rel-column-width="14031*"/>
    </style:style>
    <style:style style:name="Table5.B" style:family="table-column">
      <style:table-column-properties style:column-width="5.4424in" style:rel-column-width="51504*"/>
    </style:style>
    <style:style style:name="Table5.A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5.B5" style:family="table-cell" style:data-style-name="N0">
      <style:table-cell-properties fo:padding="0.0382in" fo:border-left="0.0007in solid #000000" fo:border-right="0.0007in solid #000000" fo:border-top="none" fo:border-bottom="0.0007in solid #000000"/>
    </style:style>
    <style:style style:name="Table9" style:family="table">
      <style:table-properties style:width="6.925in" table:align="margins"/>
    </style:style>
    <style:style style:name="Table9.A" style:family="table-column">
      <style:table-column-properties style:column-width="1.4826in" style:rel-column-width="14031*"/>
    </style:style>
    <style:style style:name="Table9.B" style:family="table-column">
      <style:table-column-properties style:column-width="5.4424in" style:rel-column-width="51504*"/>
    </style:style>
    <style:style style:name="Table9.A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9.B5" style:family="table-cell" style:data-style-name="N0">
      <style:table-cell-properties fo:padding="0.0382in" fo:border-left="0.0007in solid #000000" fo:border-right="0.0007in solid #000000" fo:border-top="none" fo:border-bottom="0.0007in solid #000000"/>
    </style:style>
    <style:style style:name="Table6" style:family="table">
      <style:table-properties style:width="6.925in" table:align="margins" style:may-break-between-rows="false"/>
    </style:style>
    <style:style style:name="Table6.A" style:family="table-column">
      <style:table-column-properties style:column-width="1.0486in" style:rel-column-width="9923*"/>
    </style:style>
    <style:style style:name="Table6.B" style:family="table-column">
      <style:table-column-properties style:column-width="5.8764in" style:rel-column-width="55612*"/>
    </style:style>
    <style:style style:name="Table6.A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style:font-name="Arial"/>
    </style:style>
    <style:style style:name="P2" style:family="paragraph" style:parent-style-name="Text_20_body">
      <style:paragraph-properties fo:text-align="center" style:justify-single-word="false"/>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normal" style:font-weight-asian="normal" style:font-weight-complex="normal"/>
    </style:style>
    <style:style style:name="P7" style:family="paragraph" style:parent-style-name="Text_20_body">
      <style:paragraph-properties fo:break-before="page"/>
    </style:style>
    <style:style style:name="P8"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9" style:family="paragraph" style:parent-style-name="Standard">
      <style:text-properties fo:font-style="normal" fo:font-weight="normal" style:font-style-asian="normal" style:font-weight-asian="normal" style:font-style-complex="normal" style:font-weight-complex="normal"/>
    </style:style>
    <style:style style:name="P10" style:family="paragraph" style:parent-style-name="Standard">
      <style:text-properties fo:font-style="normal" style:font-style-asian="normal" style:font-style-complex="normal"/>
    </style:style>
    <style:style style:name="P11" style:family="paragraph" style:parent-style-name="Subtitle">
      <style:text-properties fo:font-style="normal" style:font-style-asian="normal" style:font-style-complex="normal"/>
    </style:style>
    <style:style style:name="P12" style:family="paragraph" style:parent-style-name="Table_20_Contents">
      <style:text-properties style:font-name="Times New Roman1" fo:font-size="12pt"/>
    </style:style>
    <style:style style:name="P13" style:family="paragraph" style:parent-style-name="Table_20_Contents">
      <style:text-properties style:font-name="Times New Roman1" fo:font-size="12pt" fo:font-weight="bold" style:font-weight-asian="bold" style:font-weight-complex="bold"/>
    </style:style>
    <style:style style:name="P14" style:family="paragraph" style:parent-style-name="Table_20_Contents">
      <style:text-properties style:font-name="Times New Roman1" fo:font-size="12pt" fo:font-style="italic" style:font-style-asian="italic" style:font-style-complex="italic"/>
    </style:style>
    <style:style style:name="P15" style:family="paragraph" style:parent-style-name="Table_20_Contents">
      <style:text-properties style:font-name="Times New Roman1" fo:font-size="12pt" fo:font-style="normal" style:font-style-asian="normal" style:font-style-complex="normal"/>
    </style:style>
    <style:style style:name="P16" style:family="paragraph" style:parent-style-name="Table_20_Contents">
      <style:text-properties style:font-name="Times New Roman1" fo:font-size="12pt" fo:font-style="normal" fo:font-weight="normal" style:font-style-asian="normal" style:font-weight-asian="normal" style:font-style-complex="normal" style:font-weight-complex="normal"/>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Contents_20_2">
      <style:paragraph-properties>
        <style:tab-stops>
          <style:tab-stop style:position="6.7283in" style:type="right" style:leader-style="dotted" style:leader-text="."/>
        </style:tab-stops>
      </style:paragraph-properties>
    </style:style>
    <style:style style:name="P19" style:family="paragraph" style:parent-style-name="Contents_20_3">
      <style:paragraph-properties>
        <style:tab-stops>
          <style:tab-stop style:position="6.5319in" style:type="right" style:leader-style="dotted" style:leader-text="."/>
        </style:tab-stops>
      </style:paragraph-properties>
    </style:style>
    <style:style style:name="P20" style:family="paragraph" style:parent-style-name="Code">
      <style:text-properties fo:font-style="normal" fo:font-weight="normal" style:font-style-asian="normal" style:font-weight-asian="normal" style:font-style-complex="normal" style:font-weight-complex="normal"/>
    </style:style>
    <style:style style:name="P21" style:family="paragraph" style:parent-style-name="Standard" style:list-style-name="L1">
      <style:paragraph-properties fo:text-align="center" style:justify-single-word="false"/>
      <style:text-properties fo:font-size="10pt" fo:font-style="italic" style:font-size-asian="10pt" style:font-style-asian="italic" style:font-size-complex="10pt" style:font-style-complex="italic"/>
    </style:style>
    <style:style style:name="P22" style:family="paragraph" style:parent-style-name="Text_20_body" style:list-style-name="L2"/>
    <style:style style:name="P23" style:family="paragraph" style:parent-style-name="Text_20_body">
      <style:text-properties fo:font-style="normal" fo:font-weight="normal" style:font-style-asian="normal" style:font-weight-asian="normal" style:font-style-complex="normal" style:font-weight-complex="normal"/>
    </style:style>
    <style:style style:name="P24" style:family="paragraph" style:parent-style-name="Text_20_body" style:list-style-name="L2">
      <style:text-properties fo:font-style="normal" fo:font-weight="normal" style:font-style-asian="normal" style:font-weight-asian="normal" style:font-style-complex="normal" style:font-weight-complex="normal"/>
    </style:style>
    <style:style style:name="P25" style:family="paragraph" style:parent-style-name="Text_20_body" style:list-style-name="L3">
      <style:text-properties fo:font-style="normal" fo:font-weight="normal" style:font-style-asian="normal" style:font-weight-asian="normal" style:font-style-complex="normal" style:font-weight-complex="normal"/>
    </style:style>
    <style:style style:name="P26" style:family="paragraph" style:parent-style-name="Text_20_body" style:list-style-name="L3"/>
    <style:style style:name="P27" style:family="paragraph" style:parent-style-name="Heading_20_1">
      <style:text-properties fo:font-style="normal" style:font-style-asian="normal" style:font-style-complex="normal"/>
    </style:style>
    <style:style style:name="P28" style:family="paragraph" style:parent-style-name="Heading_20_1" style:master-page-name="">
      <style:paragraph-properties fo:margin-left="0.2in" fo:margin-right="0in" fo:margin-top="0.1701in" fo:margin-bottom="0.1701in" fo:keep-together="always" fo:text-indent="-0.2in" style:auto-text-indent="false" style:page-number="auto" fo:break-before="page" fo:background-color="transparent" style:shadow="none" fo:keep-with-next="always">
        <style:tab-stops/>
        <style:background-image/>
      </style:paragraph-properties>
      <style:text-properties fo:text-transform="uppercase" style:font-name="Arial1" fo:font-size="16pt" fo:font-style="normal" style:font-name-asian="MS Mincho" style:font-size-asian="16.1000003814697pt" style:font-style-asian="normal" style:font-name-complex="Tahoma" style:font-size-complex="16.1000003814697pt" style:font-style-complex="normal"/>
    </style:style>
    <style:style style:name="P29" style:family="paragraph" style:parent-style-name="Heading_20_2">
      <style:text-properties fo:font-style="normal" fo:font-weight="bold" style:font-style-asian="normal" style:font-weight-asian="bold" style:font-style-complex="normal" style:font-weight-complex="bold"/>
    </style:style>
    <style:style style:name="P30" style:family="paragraph" style:parent-style-name="Heading_20_3">
      <style:text-properties fo:font-style="normal" style:font-style-asian="normal" style:font-style-complex="normal"/>
    </style:style>
    <style:style style:name="P31" style:family="paragraph" style:parent-style-name="Heading_20_3">
      <style:text-properties fo:font-style="normal" fo:font-weight="bold" style:font-style-asian="normal" style:font-weight-asian="bold" style:font-style-complex="normal" style:font-weight-complex="bold"/>
    </style:style>
    <style:style style:name="P32" style:family="paragraph" style:parent-style-name="Table_20_Contents">
      <style:text-properties style:font-name="Times New Roman1" fo:font-size="12pt" fo:font-style="normal" style:font-style-asian="normal" style:font-style-complex="normal"/>
    </style:style>
    <style:style style:name="P33" style:family="paragraph" style:parent-style-name="Table_20_Contents">
      <style:text-properties style:font-name="Times New Roman1" fo:font-size="12pt" fo:font-style="italic" style:font-style-asian="italic" style:font-style-complex="italic"/>
    </style:style>
    <style:style style:name="P34" style:family="paragraph" style:parent-style-name="Code">
      <style:text-properties fo:font-style="normal" fo:font-weight="normal" style:font-style-asian="normal" style:font-weight-asian="normal" style:font-style-complex="normal" style:font-weight-complex="normal"/>
    </style:style>
    <style:style style:name="T1" style:family="text">
      <style:text-properties style:font-name="Courier"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style:font-name="Times New Roman1" fo:font-size="12pt"/>
    </style:style>
    <style:style style:name="T8" style:family="text">
      <style:text-properties style:font-name="Times New Roman1" fo:font-size="12pt" fo:font-style="italic" style:font-style-asian="italic" style:font-style-complex="italic"/>
    </style:style>
    <style:style style:name="T9" style:family="text">
      <style:text-properties style:font-name="Times New Roman1" fo:font-size="12pt" fo:font-style="normal" style:font-style-asian="normal" style:font-style-complex="normal"/>
    </style:style>
    <style:style style:name="T10" style:family="text">
      <style:text-properties fo:font-weight="bold" style:font-weight-asian="bold" style:font-weight-complex="bold"/>
    </style:style>
    <style:style style:name="T11" style:family="text">
      <style:text-properties fo:color="#ff0000"/>
    </style:style>
    <style:style style:name="fr1"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prefix="("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Athena Analyst's Guide: Politics</text:p>
      <text:p text:style-name="Subtitle">Athena S&amp;RO Simulation, V3</text:p>
      <text:p text:style-name="P11">May, 2011</text:p>
      <text:p text:style-name="Text_20_body"/>
      <text:p text:style-name="Text_20_body"/>
      <text:p text:style-name="Text_20_body"/>
      <text:p text:style-name="Text_20_body"/>
      <text:p text:style-name="Text_20_body"/>
      <text:p text:style-name="P2">William H. Duquette</text:p>
      <text:p text:style-name="P2"><text:a xlink:type="simple" xlink:href="mailto:William.H.Duquette@jpl.nasa.gov"><text:span text:style-name="T1">William.H.Duquette@jpl.nasa.gov</text:span></text:a></text:p>
      <text:p text:style-name="P2">Jet Propulsion Laboratory</text:p>
      <text:p text:style-name="P2"/>
      <text:list xml:id="list42247552" text:style-name="L1">
        <text:list-header>
          <text:p text:style-name="P21">© 2008-2011. California Institute of Technology. ALL RIGHTS RESERVED. </text:p>
          <text:p text:style-name="P21">U.S. Government sponsorship acknowledged. Any commercial use must be negotiated with </text:p>
        </text:list-header>
      </text:list>
      <text:p text:style-name="P8">the Office of Technology Transfer at the California Institute of Technology.</text:p>
      <text:p text:style-name="P8"/>
      <text:p text:style-name="P8">The technical data in this document may be controlled under the </text:p>
      <text:p text:style-name="P8">U.S. Export Regulations, release to <text:span text:style-name="T11">foreign persons</text:span> may require an export authorization. <text:s/></text:p>
      <text:p text:style-name="P8">This document has NOT been reviewed for export sensitive content.</text:p>
      <text:p text:style-name="P2"><text:soft-page-break/></text:p>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7"><text:s/>1. <text:s/>Introduction<text:tab/>4</text:p>
          <text:p text:style-name="P17"><text:s/>2. <text:s/>Politics<text:tab/>5</text:p>
          <text:p text:style-name="P18"><text:s/>2.1 Definition of Terms<text:tab/>5</text:p>
          <text:p text:style-name="P18"><text:s/>2.2 Actors<text:tab/>5</text:p>
          <text:p text:style-name="P18"><text:s/>2.3 Goals<text:tab/>6</text:p>
          <text:p text:style-name="P19"><text:s/>2.3.1 Possible Extensions<text:tab/>6</text:p>
          <text:p text:style-name="P18"><text:s/>2.4 Tactics<text:tab/>7</text:p>
          <text:p text:style-name="P19"><text:s/>2.4.1 Actions<text:tab/>8</text:p>
          <text:p text:style-name="P19"><text:s/>2.4.2 Cost Functions<text:tab/>8</text:p>
          <text:p text:style-name="P18"><text:s/>2.5 Conditions<text:tab/>9</text:p>
          <text:p text:style-name="P18"><text:s/>2.6 Tactic Execution Algorithm<text:tab/>10</text:p>
          <text:p text:style-name="P19"><text:s/>2.6.1 A Road Not Taken<text:tab/>10</text:p>
          <text:p text:style-name="P17"><text:s/>3. <text:s/>Catalog of Tactics and Conditions<text:tab/>12</text:p>
          <text:p text:style-name="P18"><text:s/>3.1 Tactic Types<text:tab/>12</text:p>
          <text:p text:style-name="P18"><text:s/>3.2 Condition Types<text:tab/>12</text:p>
        </text:index-body>
      </text:table-of-content>
      <text:p text:style-name="Text_20_body"/>
      <text:h text:style-name="Heading_20_1" text:outline-level="1">Introduction</text:h>
      <text:p text:style-name="Text_20_body"><text:span text:style-name="T7">This is a working document tracking the design and implementation of the Athena Politics model in Athena 3.0. <text:s/>Sections 2 and 3 of this document is intended for eventual inclusion in the </text:span><text:span text:style-name="T8">Athena Analyst's Guide</text:span><text:span text:style-name="T9">. <text:s/>The goal of this document is to describe the elements of the Politics model as they are implemented in version 3.0, to serve as a foundation for further development.</text:span> <text:s/>As such, the emphasis is more on what the model is, and less on why it is what it is how it relates to the real world.</text:p>
      <text:p text:style-name="Text_20_body">This version of the document is intended to describe actors, goals, tactics, and conditions. <text:s/>Other concepts in the Political model (such as control of a neighborhood, the support relationships, and so forth) are ignored.</text:p>
      <text:h text:style-name="P27" text:outline-level="1">Politics</text:h>
      <text:p text:style-name="P3">The Athena Politics model describes the role of significant political actors in the Athena playbox. <text:s/>Each actor has goals, and in order to reach those goals they make use of a variety of tactics. <text:s/>Tactics can change the state of affairs in the playbox. <text:s/>Every tactic has a cost in money and personnel, and might have a number of attached conditions governing when the actor will choose to make use of it.</text:p>
      <text:h text:style-name="Heading_20_2" text:outline-level="2">Definition of Terms</text:h>
      <text:p text:style-name="Text_20_body">An <text:span text:style-name="T10">actor</text:span><text:span text:style-name="T5"> is an individual or group of individuals that functions as a significant decision-maker in the politics of the playbox, e.g., the president of Pakistan, the leadership of Al Qaeda, or the United States Government. <text:s/>The relevant actors in a scenario depend on the scope of the scenario. <text:s/>If the playbox consists of a single city, the mayor of the city is likely to be a significant actor; if the playbox consists of an entire country, mayors of individual cities are likely to be irrelevant.</text:span></text:p>
      <text:p text:style-name="Text_20_body"><text:span text:style-name="T5">Every actor can have zero or more </text:span><text:span text:style-name="T6">goals</text:span><text:span text:style-name="T5">. <text:s/>A goal is a state of affairs that the actor wishes to bring about through his actions. <text:s/>For example, the actor might wish to take control of a particular neighborhood. <text:s/>A goal consists of a set of Boolean predicates called </text:span><text:span text:style-name="T6">conditions</text:span><text:span text:style-name="T5">; the goal is set to be </text:span><text:span text:style-name="T6">met </text:span><text:span text:style-name="T5">if all of the conditions are true, and </text:span><text:span text:style-name="T6">unmet</text:span><text:span text:style-name="T5"> otherwise.</text:span></text:p>
      <text:p text:style-name="Text_20_body"><text:span text:style-name="T5">The actor's strategy for reaching his goals is specified as a prioritized list of </text:span><text:span text:style-name="T6">tactics</text:span><text:span text:style-name="T5">. <text:s/>Each tactic represents an action the actor can take. <text:s/>Tactics require the use of assets (money and personnel), and as these are scarce the actor cannot do everything they might want to do.</text:span></text:p>
      <text:p text:style-name="Text_20_body"><text:span text:style-name="T5">The actor might have any number of </text:span><text:span text:style-name="T6">conditions</text:span><text:span text:style-name="T5"> attached to a given tactic. <text:s/>The actor will consider executing a tactic only if all of the attached conditions are true. <text:s/>For example, most tactics will have an attached condition specifying the goals that the tactic supports. <text:s/>The tactic will be considered for execution only if at least one of the listed goals is unmet.</text:span></text:p>
      <text:p text:style-name="P4">The meanings of these terms will be fleshed out in the following sections.</text:p>
      <text:h text:style-name="P29" text:outline-level="2">Actors</text:h>
      <text:p text:style-name="Text_20_body"><text:span text:style-name="T5">An actor is an individual or group of individuals that functions as a significant decision-maker within the playbox. <text:s/>Each actor </text:span><text:span text:style-name="T3">a</text:span><text:span text:style-name="T5"> has the following attributes:</text:span></text:p>
      <table:table table:name="ActorAttributes" table:style-name="ActorAttributes">
        <table:table-column table:style-name="ActorAttributes.A"/>
        <table:table-column table:style-name="ActorAttributes.B"/>
        <table:table-row>
          <table:table-cell table:style-name="ActorAttributes.A1" office:value-type="string">
            <text:p text:style-name="P13">Name</text:p>
          </table:table-cell>
          <table:table-cell table:style-name="ActorAttributes.B1" office:value-type="string">
            <text:p text:style-name="P13">Description</text:p>
          </table:table-cell>
        </table:table-row>
        <table:table-row>
          <table:table-cell table:style-name="ActorAttributes.A2" office:value-type="string">
            <text:p text:style-name="P12">income</text:p>
          </table:table-cell>
          <table:table-cell table:style-name="ActorAttributes.B2" office:value-type="string">
            <text:p text:style-name="P12">Income in dollars per tactics tock (nominally seven days)</text:p>
          </table:table-cell>
        </table:table-row>
        <table:table-row>
          <table:table-cell table:style-name="ActorAttributes.A2" office:value-type="string">
            <text:p text:style-name="P12">cash_on_hand</text:p>
          </table:table-cell>
          <table:table-cell table:style-name="ActorAttributes.B2" office:value-type="string">
            <text:p text:style-name="P12">Cash on hand, in dollars: the money the actor has immediately available to fund tactics. <text:s/>Unspent cash_on_hand is carried over to the next tock.</text:p>
          </table:table-cell>
        </table:table-row>
        <table:table-row>
          <table:table-cell table:style-name="ActorAttributes.A2" office:value-type="string">
            <text:p text:style-name="P12">cash_reserve</text:p>
          </table:table-cell>
          <table:table-cell table:style-name="ActorAttributes.B2" office:value-type="string">
            <text:p text:style-name="P12">Cash reserve, in dollars. <text:s/>The actor can reserve funds for later use using the <text:soft-page-break/>SAVE tactic, and release them for spending later on using the SPEND tactic.</text:p>
          </table:table-cell>
        </table:table-row>
      </table:table>
      <text:p text:style-name="P4"/>
      <text:p text:style-name="P4">In addition, each actor can own force or organization groups, which it can use to carry out its tactics. <text:s/>Presence of personnel belonging to these groups can also contribute to the actor's control of a neighborhood.</text:p>
      <text:h text:style-name="P29" text:outline-level="2">Goals</text:h>
      <text:p text:style-name="P6"><text:span text:style-name="T4">A goal is a state of affairs that an actor wishes to bring about. <text:s/>The goal is defined by a set of Boolean predicates called </text:span><text:span text:style-name="T6">conditions</text:span><text:span text:style-name="T4">; the goal is set to be </text:span><text:span text:style-name="T6">met</text:span><text:span text:style-name="T4"> if all of the conditions are true, and </text:span><text:span text:style-name="T6">unmet</text:span><text:span text:style-name="T4"> otherwise. <text:s/>Each goal has the following data attributes:</text:span></text:p>
      <table:table table:name="Table1" table:style-name="Table1">
        <table:table-column table:style-name="Table1.A"/>
        <table:table-column table:style-name="Table1.B"/>
        <table:table-row>
          <table:table-cell table:style-name="Table1.A1" office:value-type="string">
            <text:p text:style-name="P13">Name</text:p>
          </table:table-cell>
          <table:table-cell table:style-name="Table1.B1" office:value-type="string">
            <text:p text:style-name="P13">Description</text:p>
          </table:table-cell>
        </table:table-row>
        <table:table-row>
          <table:table-cell table:style-name="Table1.A2" office:value-type="string">
            <text:p text:style-name="P14">owner</text:p>
          </table:table-cell>
          <table:table-cell table:style-name="Table1.B2" office:value-type="string">
            <text:p text:style-name="P12">The ID of the actor to whom the goal belongs.</text:p>
          </table:table-cell>
        </table:table-row>
        <table:table-row>
          <table:table-cell table:style-name="Table1.A2" office:value-type="string">
            <text:p text:style-name="P14">state</text:p>
          </table:table-cell>
          <table:table-cell table:style-name="Table1.B2" office:value-type="string">
            <text:p text:style-name="P12">The state of the goal: "normal" or "disabled". <text:s/>The actor will pursue goals that are both enabled and unmet. <text:s/>The analyst will be able to disable goals temporarily.</text:p>
          </table:table-cell>
        </table:table-row>
      </table:table>
      <text:p text:style-name="P10"/>
      <text:h text:style-name="P30" text:outline-level="3">Possible Extensions</text:h>
      <text:p text:style-name="P3">This section describes a number of possible extensions to the model that we may pursue at a later time.</text:p>
      <text:p text:style-name="P5"><text:span text:style-name="T4">Progress Metrics:</text:span><text:span text:style-name="T5"> A progress metric is a measure of the actor's progress toward a goal, probably expressed as a percentage. <text:s/>This would be nice to have; however, I suspect that defining and implementing progress metrics for the conditions that define a goal might be more difficult than it seems.</text:span></text:p>
      <text:p text:style-name="P5"><text:span text:style-name="T4">Activation Conditions:</text:span><text:span text:style-name="T5"> As defined above, the actor pursues goals that are both enabled and unmet, and the analyst controls the </text:span><text:span text:style-name="T3">state</text:span><text:span text:style-name="T5"> flag. <text:s/>It might be desirable to allow activation conditions to be attached to goals just as they are to tactics; the goal would be enabled only if all activation conditions were met. <text:s/>For example, Goal G1 might be enabled if:</text:span></text:p>
      <text:list xml:id="list576772110" text:style-name="L2">
        <text:list-item>
          <text:p text:style-name="P24">Goal G2 has been met.</text:p>
        </text:list-item>
        <text:list-item>
          <text:p text:style-name="P22"><text:span text:style-name="T5">Goal G3 has </text:span><text:span text:style-name="T3">not</text:span><text:span text:style-name="T5"> been met.</text:span></text:p>
        </text:list-item>
        <text:list-item>
          <text:p text:style-name="P24">The simulation time is less than six months after time 0.</text:p>
        </text:list-item>
      </text:list>
      <text:p text:style-name="P4">This would allow the actor to pursue chains of goals, and to decide to pursue one goal in preference to another.</text:p>
      <text:p text:style-name="P4"><text:soft-page-break/>However, adding conditions like these to goals can cause the condition evaluation network to have cycles, which would have to be detected and prevented.</text:p>
      <text:p text:style-name="P5"><text:span text:style-name="T4">Actions on Success/Failure:</text:span><text:span text:style-name="T5"> A goal succeeds when its condition is met; Ed Upchurch has suggested that a goal fails if an end-time is reached before the goal succeeds. <text:s/>Certain actions could be taken on goal success or failure, such as activating another goal. <text:s/>Note that some of the actions Ed suggests would also be handled by "Activation Conditions", above.</text:span></text:p>
      <text:h text:style-name="P29" text:outline-level="2">Tactics</text:h>
      <text:p text:style-name="Text_20_body"><text:span text:style-name="T5">A tactic is an action the user can choose to take, possibly in support of one or more goals. <text:s/>Athena defines a number of kinds of tactic; these are referred to as </text:span><text:span text:style-name="T6">tactic types</text:span><text:span text:style-name="T5">. <text:s/>The complete list is documented in Section</text:span><text:span text:style-name="T5"><text:bookmark-ref text:reference-format="number" text:ref-name="__RefHeading__7234_355001903"> 3.1 </text:bookmark-ref></text:span><text:span text:style-name="T5">. <text:s/>Each tactic type has the following data attributes:</text:span></text:p>
      <table:table table:name="Table2" table:style-name="Table2">
        <table:table-column table:style-name="Table2.A"/>
        <table:table-column table:style-name="Table2.B"/>
        <table:table-row>
          <table:table-cell table:style-name="Table2.A1" office:value-type="string">
            <text:p text:style-name="P13">Name</text:p>
          </table:table-cell>
          <table:table-cell table:style-name="Table2.B1" office:value-type="string">
            <text:p text:style-name="P13">Description</text:p>
          </table:table-cell>
        </table:table-row>
        <table:table-row>
          <table:table-cell table:style-name="Table2.A2" office:value-type="string">
            <text:p text:style-name="P14">owner</text:p>
          </table:table-cell>
          <table:table-cell table:style-name="Table2.B2" office:value-type="string">
            <text:p text:style-name="P12">The ID of the actor to whom the tactic belongs.</text:p>
          </table:table-cell>
        </table:table-row>
        <table:table-row>
          <table:table-cell table:style-name="Table2.A2" office:value-type="string">
            <text:p text:style-name="P14">priority</text:p>
          </table:table-cell>
          <table:table-cell table:style-name="Table2.B2" office:value-type="string">
            <text:p text:style-name="P12">An actor's tactics are listed in priority order from 1 to <text:span text:style-name="T2">N</text:span><text:span text:style-name="T4">; the tactic's </text:span><text:span text:style-name="T2">priority</text:span><text:span text:style-name="T4"> is its position in the list.</text:span></text:p>
          </table:table-cell>
        </table:table-row>
        <table:table-row>
          <table:table-cell table:style-name="Table2.A2" office:value-type="string">
            <text:p text:style-name="P14">narrative</text:p>
          </table:table-cell>
          <table:table-cell table:style-name="Table2.B2" office:value-type="string">
            <text:p text:style-name="P12">A human-readable string that summarizes the action of the tactic.</text:p>
          </table:table-cell>
        </table:table-row>
        <table:table-row>
          <table:table-cell table:style-name="Table2.A2" office:value-type="string">
            <text:p text:style-name="P14">state</text:p>
          </table:table-cell>
          <table:table-cell table:style-name="Table2.B2" office:value-type="string">
            <text:p text:style-name="P12">"normal", "disabled", or "invalid". <text:s/>"Normal" tactics are eligible for execution. <text:s/>The analyst can disable a tactic, and a tactic can be marked "invalid" if it becomes invalid after it has been created, e.g., if a required force group is no longer owned by the tactic's owning actor.</text:p>
          </table:table-cell>
        </table:table-row>
        <table:table-row>
          <table:table-cell table:style-name="Table2.A2" office:value-type="string">
            <text:p text:style-name="P14">exec_flag</text:p>
          </table:table-cell>
          <table:table-cell table:style-name="Table2.B2" office:value-type="string">
            <text:p text:style-name="P12">1 if the tactic was selected for execution at the last tactics tock, and 0 otherwise.</text:p>
          </table:table-cell>
        </table:table-row>
        <table:table-row>
          <table:table-cell table:style-name="Table2.A2" office:value-type="string">
            <text:p text:style-name="P14">exec_ts</text:p>
          </table:table-cell>
          <table:table-cell table:style-name="Table2.B2" office:value-type="string">
            <text:p text:style-name="P12">The simulation time, in ticks, of the last tactics tock at which the tactic was selected for execution.</text:p>
          </table:table-cell>
        </table:table-row>
        <table:table-row>
          <table:table-cell table:style-name="Table2.A2" office:value-type="string">
            <text:p text:style-name="P12">type-specific parameters</text:p>
          </table:table-cell>
          <table:table-cell table:style-name="Table2.B2" office:value-type="string">
            <text:p text:style-name="P12">These vary from tactic type to tactic type. <text:s/>For example, in the tactic "Group <text:span text:style-name="T2">g</text:span><text:span text:style-name="T4"> defends with ROE </text:span><text:span text:style-name="T2">roe</text:span><text:span text:style-name="T4"> in </text:span>Neighborhood <text:span text:style-name="T2">n</text:span><text:span text:style-name="T4">", </text:span><text:span text:style-name="T2">g</text:span><text:span text:style-name="T4">, </text:span><text:span text:style-name="T2">roe, </text:span><text:span text:style-name="T4">and </text:span><text:span text:style-name="T2">n</text:span><text:span text:style-name="T4"> are the type-specific parameters.</text:span></text:p>
          </table:table-cell>
        </table:table-row>
      </table:table>
      <text:p text:style-name="P4"/>
      <text:p text:style-name="P4">In addition, every tactic has the following operations:</text:p>
      <table:table table:name="Table8" table:style-name="Table8">
        <table:table-column table:style-name="Table8.A"/>
        <table:table-column table:style-name="Table8.B"/>
        <text:soft-page-break/>
        <table:table-row>
          <table:table-cell table:style-name="Table8.A1" office:value-type="string">
            <text:p text:style-name="P13">Name</text:p>
          </table:table-cell>
          <table:table-cell table:style-name="Table8.B1" office:value-type="string">
            <text:p text:style-name="P13">Description</text:p>
          </table:table-cell>
        </table:table-row>
        <table:table-row>
          <table:table-cell table:style-name="Table8.A2" office:value-type="string">
            <text:p text:style-name="P14">narrative</text:p>
          </table:table-cell>
          <table:table-cell table:style-name="Table8.B2" office:value-type="string">
            <text:p text:style-name="P12">Computes the tactic's narrative text.</text:p>
          </table:table-cell>
        </table:table-row>
        <table:table-row>
          <table:table-cell table:style-name="Table8.A2" office:value-type="string">
            <text:p text:style-name="P14">check</text:p>
          </table:table-cell>
          <table:table-cell table:style-name="Table8.B2" office:value-type="string">
            <text:p text:style-name="P16">Sanity-checks the tactic's parameters against the current state of the simulation.</text:p>
          </table:table-cell>
        </table:table-row>
        <table:table-row>
          <table:table-cell table:style-name="Table8.A2" office:value-type="string">
            <text:p text:style-name="P14">dollars</text:p>
          </table:table-cell>
          <table:table-cell table:style-name="Table8.B2" office:value-type="string">
            <text:p text:style-name="P12">Returns the tactic's estimated cost in dollars, given its parameters and the current state of the simulation. <text:s/>The actual cost at execution may be different.</text:p>
          </table:table-cell>
        </table:table-row>
        <table:table-row>
          <table:table-cell table:style-name="Table8.A2" office:value-type="string">
            <text:p text:style-name="P14">execute</text:p>
          </table:table-cell>
          <table:table-cell table:style-name="Table8.B2" office:value-type="string">
            <text:p text:style-name="P12">Attempts to execute the tactic, returning true on success and false on failure. <text:s/>The tactic must first determine if there are sufficient resources, possibly scaling its effect to the resources available; if there are, it then expends those resources and executes its effect.</text:p>
          </table:table-cell>
        </table:table-row>
      </table:table>
      <text:p text:style-name="P4"/>
      <text:p text:style-name="P5"><text:span text:style-name="T5">In addition, each tactic type has a </text:span><text:span text:style-name="T3">cost function</text:span><text:span text:style-name="T5"> and an </text:span><text:span text:style-name="T3">action</text:span><text:span text:style-name="T5">, both of which depend on the type-specific parameters.</text:span></text:p>
      <text:h text:style-name="P31" text:outline-level="3">Actions</text:h>
      <text:p text:style-name="P6"><text:span text:style-name="T4">A tactic is how an actor makes a change in the playbox; thus, every tactic has some associated </text:span><text:span text:style-name="T2">action</text:span><text:span text:style-name="T4">, the set of changes it makes. <text:s/>Actions vary with the tactic type; see Section </text:span><text:span text:style-name="T4"><text:bookmark-ref text:reference-format="number" text:ref-name="__RefHeading__7234_355001903"> 3.1 </text:bookmark-ref></text:span><text:span text:style-name="T4"> for details.</text:span></text:p>
      <text:h text:style-name="P31" text:outline-level="3">Cost Functions</text:h>
      <text:p text:style-name="Text_20_body"><text:span text:style-name="T5">Taking action has a cost; and the actions an actor can take are therefore constrained by the actor's resources. <text:s/>Athena models two resources: personnel and money. <text:s/>Personnel are drawn from the force and organization groups owned by the actor; money is simply money. <text:s/>For the purposes of this design, we assume that every actor has a weekly income</text:span><text:span text:style-name="T5"><text:note text:id="ftn1" text:note-class="footnote"><text:note-citation>1</text:note-citation><text:note-body><text:p text:style-name="Footnote">The actor's income will eventually be computed by the Economics model.</text:p></text:note-body></text:note></text:span><text:span text:style-name="T5"> and a stock of money called the actor's </text:span><text:span text:style-name="T6">cash-on-</text:span><text:span text:style-name="T6">hand--</text:span><text:span text:style-name="T5">the cash the actor has available to fund tactics.</text:span></text:p>
      <text:p text:style-name="Text_20_body"><text:span text:style-name="T5">The tactic's cost function, then, computes the cost of the tactic, in dollars and personnel, from the </text:span><text:span text:style-name="T5">tactic's parameters. <text:s/>If 300 troops are assigned to man checkpoints in a neighborhood, for example, the tactic will cost 300 personnel and some number of dollars per person. <text:s/>The number of dollars might </text:span><text:span text:style-name="T5">depend on the group from which the personnel come, the nature of the neighborhood, and the nature of the checkpoints.</text:span></text:p>
      <text:p text:style-name="P4">The cost of a tactic can be estimated as soon as the tactic is created, and the estimated cost should be immediately available to the user.</text:p>
      <text:p text:style-name="Text_20_body"><text:span text:style-name="T5">Cost functions vary with the tactic type; see Section </text:span><text:span text:style-name="T5"><text:bookmark-ref text:reference-format="number" text:ref-name="__RefHeading__7234_355001903"> 3.1 </text:bookmark-ref></text:span><text:span text:style-name="T5"> for details.</text:span></text:p>
      <text:h text:style-name="P29" text:outline-level="2"><text:soft-page-break/>Conditions</text:h>
      <text:p text:style-name="Text_20_body"><text:span text:style-name="T5">By default, tactics are executed in priority order until the actor's available assets are used up. <text:s/>(See Section</text:span><text:span text:style-name="T5"><text:bookmark-ref text:reference-format="number" text:ref-name="__RefHeading__7283_355001903"> 2.6 </text:bookmark-ref></text:span><text:span text:style-name="T5"> for the algorithm.) <text:s/>However, the user can attach any number of </text:span><text:span text:style-name="T3">conditions</text:span><text:span text:style-name="T5"> to each tactic. <text:s/>Each condition is a Boolean predicate; the tactic will be selected for execution only if all attached conditions are true. <text:s/>For example, an actor might use a particular tactic only if he is in control of a particular neighborhood, or only if the cost is a small fraction of his available resources. <text:s/>Most especially, the actor might use a particular tactic only if a particular goal or set of goals is unmet.</text:span></text:p>
      <text:p text:style-name="P4">Every condition has the following set of data attributes:</text:p>
      <table:table table:name="Table3" table:style-name="Table3">
        <table:table-column table:style-name="Table3.A"/>
        <table:table-column table:style-name="Table3.B"/>
        <table:table-row>
          <table:table-cell table:style-name="Table3.A1" office:value-type="string">
            <text:p text:style-name="P13">Name</text:p>
          </table:table-cell>
          <table:table-cell table:style-name="Table3.B1" office:value-type="string">
            <text:p text:style-name="P13">Description</text:p>
          </table:table-cell>
        </table:table-row>
        <table:table-row>
          <table:table-cell table:style-name="Table3.A2" office:value-type="string">
            <text:p text:style-name="P14">tactic_id</text:p>
          </table:table-cell>
          <table:table-cell table:style-name="Table3.B2" office:value-type="string">
            <text:p text:style-name="P12">The ID of the specific tactic to which the condition is attached.</text:p>
          </table:table-cell>
        </table:table-row>
        <table:table-row>
          <table:table-cell table:style-name="Table3.A2" office:value-type="string">
            <text:p text:style-name="P14">narrative</text:p>
          </table:table-cell>
          <table:table-cell table:style-name="Table3.B2" office:value-type="string">
            <text:p text:style-name="P12">A human-readable string, summarizing the condition and its parameters.</text:p>
          </table:table-cell>
        </table:table-row>
        <table:table-row>
          <table:table-cell table:style-name="Table3.A2" office:value-type="string">
            <text:p text:style-name="P14">state</text:p>
          </table:table-cell>
          <table:table-cell table:style-name="Table3.B2" office:value-type="string">
            <text:p text:style-name="P12">"normal", "disabled", and "invalid", as for tactics. <text:s/>Only conditions in the "normal" state are queried as part of tactic selection.</text:p>
          </table:table-cell>
        </table:table-row>
        <table:table-row>
          <table:table-cell table:style-name="Table3.A2" office:value-type="string">
            <text:p text:style-name="P12">type-specific parameters</text:p>
          </table:table-cell>
          <table:table-cell table:style-name="Table3.B2" office:value-type="string">
            <text:p text:style-name="P12">These vary from condition type to condition type. <text:s/>For example, in the condition "Actor <text:span text:style-name="T4">is in control of </text:span>Neighborhood <text:span text:style-name="T2">n</text:span><text:span text:style-name="T4">", <text:s/></text:span><text:span text:style-name="T2">n</text:span><text:span text:style-name="T4"> is the type-specific parameter.</text:span></text:p>
          </table:table-cell>
        </table:table-row>
      </table:table>
      <text:p text:style-name="P4"/>
      <text:p text:style-name="P4">Every condition has the following set of operations:</text:p>
      <table:table table:name="Table7" table:style-name="Table7">
        <table:table-column table:style-name="Table7.A"/>
        <table:table-column table:style-name="Table7.B"/>
        <table:table-row>
          <table:table-cell table:style-name="Table7.A1" office:value-type="string">
            <text:p text:style-name="P13">Name</text:p>
          </table:table-cell>
          <table:table-cell table:style-name="Table7.B1" office:value-type="string">
            <text:p text:style-name="P13">Description</text:p>
          </table:table-cell>
        </table:table-row>
        <table:table-row>
          <table:table-cell table:style-name="Table7.A2" office:value-type="string">
            <text:p text:style-name="P14">narrative</text:p>
          </table:table-cell>
          <table:table-cell table:style-name="Table7.B2" office:value-type="string">
            <text:p text:style-name="P12">Computes the condition's narrative text.</text:p>
          </table:table-cell>
        </table:table-row>
        <table:table-row>
          <table:table-cell table:style-name="Table7.A2" office:value-type="string">
            <text:p text:style-name="P14">eval</text:p>
          </table:table-cell>
          <table:table-cell table:style-name="Table7.B2" office:value-type="string">
            <text:p text:style-name="P12">Evaluates the condition, returning true or false. <text:s/><text:span text:style-name="T5">The condition's truth value may depends on its parameters and on the current state of the simulation.</text:span></text:p>
          </table:table-cell>
        </table:table-row>
      </table:table>
      <text:p text:style-name="P4"/>
      <text:p text:style-name="P4"/>
      <text:p text:style-name="Text_20_body"><text:span text:style-name="T5">See Section</text:span><text:span text:style-name="T5"><text:bookmark-ref text:reference-format="number" text:ref-name="__RefHeading__7285_355001903"> 3.2 </text:bookmark-ref></text:span><text:span text:style-name="T5"> for the catalog of condition types. </text:span></text:p>
      <text:h text:style-name="P29" text:outline-level="2"><text:bookmark-start text:name="__RefHeading__7283_355001903"/>Tactic Execution Algorithm<text:bookmark-end text:name="__RefHeading__7283_355001903"/></text:h>
      <text:p text:style-name="Text_20_body"><text:span text:style-name="T5">The actor's prioritized list of tactics represents his strategy for achieving his goals. <text:s/>At each tactic execution interval (nominally one week)</text:span><text:span text:style-name="T5"><text:note text:id="ftn2" text:note-class="footnote"><text:note-citation>2</text:note-citation><text:note-body><text:p text:style-name="Footnote">WHD: Perhaps this should be one day; and tactics should have a length in days. <text:s/>Tactics persist until their length has been exceeded. <text:s/>Some things happen quickly and others slowly, and some things have great momentum. <text:s/>We will eventually need a way to handle that.</text:p></text:note-body></text:note></text:span><text:span text:style-name="T5">, the following algorithm is used:</text:span></text:p>
      <text:p text:style-name="P20">Evaluate all goal and condition flags.</text:p>
      <text:p text:style-name="Code"><text:soft-page-break/><text:span text:style-name="T5">For each actor </text:span><text:span text:style-name="T3">a:</text:span></text:p>
      <text:p text:style-name="Code"><text:span text:style-name="T3"><text:tab/></text:span><text:span text:style-name="T5">Determine the list of eligible tactics, i.e., those for which all dependent conditions are met.</text:span></text:p>
      <text:p text:style-name="Code"><text:span text:style-name="T5">For each actor </text:span><text:span text:style-name="T3">a</text:span><text:span text:style-name="T5">:</text:span></text:p>
      <text:p text:style-name="Code"><text:span text:style-name="T5"><text:tab/>For each of </text:span><text:span text:style-name="T3">a</text:span><text:span text:style-name="T5">'s eligible tactics </text:span><text:span text:style-name="T3">T</text:span><text:span text:style-name="T5">, in priority order:</text:span></text:p>
      <text:p text:style-name="Code"><text:span text:style-name="T5"><text:tab/><text:tab/>Attempt to execute </text:span><text:span text:style-name="T3">T</text:span><text:span text:style-name="T5">:</text:span></text:p>
      <text:p text:style-name="P20"><text:tab/><text:tab/><text:tab/>If insufficient resources are available:</text:p>
      <text:p text:style-name="P20"><text:tab/><text:tab/><text:tab/><text:tab/>Fail; continue with next tactic.</text:p>
      <text:p text:style-name="P20"><text:tab/><text:tab/><text:tab/>Expend resources.</text:p>
      <text:p text:style-name="P20"><text:tab/><text:tab/><text:tab/>Execute tactic.</text:p>
      <text:p text:style-name="P20"/>
      <text:h text:style-name="P31" text:outline-level="3">A Road Not Taken</text:h>
      <text:p text:style-name="P4">We also considered a different approach:</text:p>
      <text:list xml:id="list2123758992" text:style-name="L3">
        <text:list-item>
          <text:p text:style-name="P26"><text:span text:style-name="T5">Actor </text:span><text:span text:style-name="T3">a</text:span><text:span text:style-name="T5">'s goals are prioritized from most important to least important.</text:span></text:p>
        </text:list-item>
        <text:list-item>
          <text:p text:style-name="P25">Every tactic is associated explicitly with one or more goal.</text:p>
        </text:list-item>
        <text:list-item>
          <text:p text:style-name="P25">The tactics associated with a goal are in priority order for that goal.</text:p>
        </text:list-item>
      </text:list>
      <text:p text:style-name="P4">Then, the algorithm is as follows:</text:p>
      <text:p text:style-name="Code"><text:span text:style-name="T5">For each actor </text:span><text:span text:style-name="T3">a:</text:span></text:p>
      <text:p text:style-name="Code"><text:span text:style-name="T3"><text:tab/></text:span><text:span text:style-name="T5">Let the </text:span><text:span text:style-name="T3">plan</text:span><text:span text:style-name="T5"> be the empty list.</text:span></text:p>
      <text:p text:style-name="Code"><text:span text:style-name="T5"><text:tab/>For each of </text:span><text:span text:style-name="T3">a'</text:span><text:span text:style-name="T5">s goals </text:span><text:span text:style-name="T3">G</text:span><text:span text:style-name="T5">, in priority order,</text:span></text:p>
      <text:p text:style-name="Code"><text:span text:style-name="T5"><text:tab/><text:tab/>For each tactic </text:span><text:span text:style-name="T3">T </text:span><text:span text:style-name="T5">associated with </text:span><text:span text:style-name="T3">G</text:span><text:span text:style-name="T5">, in priority order:</text:span></text:p>
      <text:p text:style-name="Code"><text:span text:style-name="T5"><text:tab/><text:tab/><text:tab/>If </text:span><text:span text:style-name="T3">T</text:span><text:span text:style-name="T5"> is already in the </text:span><text:span text:style-name="T3">plan</text:span><text:span text:style-name="T5">, skip it.</text:span></text:p>
      <text:p text:style-name="Code"><text:span text:style-name="T5"><text:tab/><text:tab/><text:tab/>If </text:span><text:span text:style-name="T3">T</text:span><text:span text:style-name="T5">'s conditions are not met, skip it.</text:span></text:p>
      <text:p text:style-name="Code"><text:span text:style-name="T5"><text:tab/><text:tab/><text:tab/>If </text:span><text:span text:style-name="T3">T</text:span><text:span text:style-name="T5">'s cost exceeds the available resources, skip it.</text:span></text:p>
      <text:p text:style-name="Code"><text:span text:style-name="T5"><text:tab/><text:tab/><text:tab/>Reduce </text:span><text:span text:style-name="T3">a</text:span><text:span text:style-name="T5">'s resources by </text:span><text:span text:style-name="T3">T'</text:span><text:span text:style-name="T5">s cost.</text:span></text:p>
      <text:p text:style-name="Code"><text:span text:style-name="T5"><text:tab/><text:tab/><text:tab/>Add </text:span><text:span text:style-name="T3">T</text:span><text:span text:style-name="T5"> to </text:span><text:span text:style-name="T3">a</text:span><text:span text:style-name="T5">'s </text:span><text:span text:style-name="T3">plan</text:span><text:span text:style-name="T5">.</text:span></text:p>
      <text:p text:style-name="Code"><text:span text:style-name="T5"><text:tab/>For each tactic </text:span><text:span text:style-name="T3">T</text:span><text:span text:style-name="T5"> in </text:span><text:span text:style-name="T3">a'</text:span><text:span text:style-name="T5">s </text:span><text:span text:style-name="T3">plan</text:span><text:span text:style-name="T5">, </text:span></text:p>
      <text:p text:style-name="Code"><text:span text:style-name="T5"><text:tab/><text:tab/>Execute tactic </text:span><text:span text:style-name="T3">T</text:span><text:span text:style-name="T5">.</text:span></text:p>
      <text:p text:style-name="P4"/>
      <text:p text:style-name="P4">This is a very natural approach, when you start with goals and then move on to the tactics required to achieve them. <text:s/>Unfortunately, it yields unrealistic results because it assumes that each goal in the list dominates all subsequent goals: the actor will do everything possible to meet the first goal before moving onto the second, and so on. <text:s/>In reality, an actor might wish to push forward towards several goals at once, using the most important tactic for each, before moving on to less important (or less effective) tactics. <text:s/></text:p>
      <text:p text:style-name="P4">By prioritizing the tactics instead of the goals, and attaching "Goal Unmet" conditions to them, we allow the analyst to decide which tactics the actor is likely to use in support of his goals, and to order <text:soft-page-break/>them to reflect the actor's likely very complex priorities—instead of trying to write a model to do that, and getting it wrong.</text:p>
      <text:h text:style-name="P28" text:outline-level="1">Catalog of Tactics and Conditions</text:h>
      <text:p text:style-name="P4">This section will contain a catalog of the tactics and conditions defined by Athena. <text:s/>This catalog is TBD. <text:s/>Note that this catalog (or some form of it) should probably move to the as yet unwritten User's Guide.</text:p>
      <text:h text:style-name="P29" text:outline-level="2"><text:bookmark-start text:name="__RefHeading__7234_355001903"/>Tactic Types<text:bookmark-end text:name="__RefHeading__7234_355001903"/></text:h>
      <text:p text:style-name="P6"><text:span text:style-name="T4">My prototype code defines the following tactics. <text:s/>Note that actor </text:span><text:span text:style-name="T2">a</text:span><text:span text:style-name="T4"> is an implicit input to each tactic.</text:span></text:p>
      <table:table table:name="Table4" table:style-name="Table4">
        <table:table-column table:style-name="Table4.A"/>
        <table:table-column table:style-name="Table4.B"/>
        <table:table-row>
          <table:table-cell table:style-name="Table4.A1" table:number-columns-spanned="2" office:value-type="string">
            <text:p text:style-name="P13">DEFROE(<text:span text:style-name="T2">g,n,roe</text:span><text:span text:style-name="T4">): Set Defensive ROE</text:span></text:p>
          </table:table-cell>
          <table:covered-table-cell/>
        </table:table-row>
        <table:table-row>
          <table:table-cell table:style-name="Table4.A2" office:value-type="string">
            <text:p text:style-name="P13">Narrative:</text:p>
          </table:table-cell>
          <table:table-cell table:style-name="Table4.B2" office:value-type="string">
            <text:p text:style-name="P12">Group <text:span text:style-name="T2">g </text:span><text:span text:style-name="T4">defends in neighborhood </text:span><text:span text:style-name="T2">n</text:span><text:span text:style-name="T4"> with ROE </text:span><text:span text:style-name="T2">roe.</text:span></text:p>
          </table:table-cell>
        </table:table-row>
        <table:table-row>
          <table:table-cell table:style-name="Table4.A2" office:value-type="string">
            <text:p text:style-name="P13">Constraints:</text:p>
          </table:table-cell>
          <table:table-cell table:style-name="Table4.B2" office:value-type="string">
            <text:p text:style-name="P12">Group <text:span text:style-name="T2">g</text:span><text:span text:style-name="T4"> must be a uniformed force group owned by actor </text:span><text:span text:style-name="T2">a</text:span><text:span text:style-name="T4">.</text:span></text:p>
          </table:table-cell>
        </table:table-row>
        <table:table-row>
          <table:table-cell table:style-name="Table4.A2" office:value-type="string">
            <text:p text:style-name="P13">$/week</text:p>
          </table:table-cell>
          <table:table-cell table:style-name="Table4.B2" office:value-type="string">
            <text:p text:style-name="P12">n/a</text:p>
          </table:table-cell>
        </table:table-row>
        <table:table-row>
          <table:table-cell table:style-name="Table4.A2" office:value-type="string">
            <text:p text:style-name="P13">Personnel:</text:p>
          </table:table-cell>
          <table:table-cell table:style-name="Table4.B2" office:value-type="string">
            <text:p text:style-name="P12">0. <text:s/>This tactic determines a group's ROE, not its activity. <text:s/>It simply applies to all of <text:span text:style-name="T2">g</text:span><text:span text:style-name="T4">'s personnel in </text:span><text:span text:style-name="T2">n</text:span><text:span text:style-name="T4">.</text:span></text:p>
          </table:table-cell>
        </table:table-row>
        <table:table-row>
          <table:table-cell table:style-name="Table4.A2" office:value-type="string">
            <text:p text:style-name="P13">Action:</text:p>
          </table:table-cell>
          <table:table-cell table:style-name="Table4.B2" office:value-type="string">
            <text:p text:style-name="P12">Sets group<text:span text:style-name="T4"> </text:span><text:span text:style-name="T2">g</text:span><text:span text:style-name="T4">'s ROE in the neighborhood. <text:s/>This tactic replaces the existing interface to specify defensive ROEs for uniformed force groups.</text:span></text:p>
          </table:table-cell>
        </table:table-row>
      </table:table>
      <text:p text:style-name="P4"/>
      <table:table table:name="Table10" table:style-name="Table10">
        <table:table-column table:style-name="Table10.A"/>
        <table:table-column table:style-name="Table10.B"/>
        <table:table-row>
          <table:table-cell table:style-name="Table10.A1" table:number-columns-spanned="2" office:value-type="string">
            <text:p text:style-name="P13">DEPLOY(<text:span text:style-name="T2">g,personnel,nlist</text:span><text:span text:style-name="T4">): Deploy Forces</text:span></text:p>
          </table:table-cell>
          <table:covered-table-cell/>
        </table:table-row>
        <table:table-row>
          <table:table-cell table:style-name="Table10.A2" office:value-type="string">
            <text:p text:style-name="P13">Narrative:</text:p>
          </table:table-cell>
          <table:table-cell table:style-name="Table10.B2" office:value-type="string">
            <text:p text:style-name="P12">Deploy <text:span text:style-name="T2">personnel</text:span><text:span text:style-name="T4"> of group</text:span> <text:span text:style-name="T2">g'</text:span><text:span text:style-name="T4">s available personnel into neighborhoods </text:span><text:span text:style-name="T2">nlist</text:span><text:span text:style-name="T4">.</text:span><text:span text:style-name="T2"> </text:span></text:p>
          </table:table-cell>
        </table:table-row>
        <table:table-row>
          <table:table-cell table:style-name="Table10.A2" office:value-type="string">
            <text:p text:style-name="P13">Constraints:</text:p>
          </table:table-cell>
          <table:table-cell table:style-name="Table10.B2" office:value-type="string">
            <text:p text:style-name="P12">Group <text:span text:style-name="T2">g</text:span><text:span text:style-name="T4"> must be a force group owned by actor </text:span><text:span text:style-name="T2">a</text:span><text:span text:style-name="T4">.</text:span></text:p>
          </table:table-cell>
        </table:table-row>
        <table:table-row>
          <table:table-cell table:style-name="Table10.A2" office:value-type="string">
            <text:p text:style-name="P13">$/week</text:p>
          </table:table-cell>
          <table:table-cell table:style-name="Table10.B2" office:value-type="string">
            <text:p text:style-name="P14">personnel<text:span text:style-name="T4"> * </text:span>cost<text:span text:style-name="T4">, where </text:span>cost<text:span text:style-name="T4"> is group </text:span>g<text:span text:style-name="T4">'s maintenance cost in $/person/week.</text:span></text:p>
          </table:table-cell>
        </table:table-row>
        <table:table-row>
          <table:table-cell table:style-name="Table10.A2" office:value-type="string">
            <text:p text:style-name="P13">Personnel:</text:p>
          </table:table-cell>
          <table:table-cell table:style-name="Table10.B2" office:value-type="string">
            <text:p text:style-name="P12">0. <text:s/>This tactic <text:span text:style-name="T4">makes personnel available for assignment.</text:span></text:p>
          </table:table-cell>
        </table:table-row>
        <table:table-row>
          <table:table-cell table:style-name="Table10.A2" office:value-type="string">
            <text:p text:style-name="P13">Action:</text:p>
          </table:table-cell>
          <table:table-cell table:style-name="Table10.B2" office:value-type="string">
            <text:p text:style-name="P15">Places personnel into neighborhoods so that they can assigned particular duties.</text:p>
          </table:table-cell>
        </table:table-row>
      </table:table>
      <text:p text:style-name="P4"/>
      <table:table table:name="Table5" table:style-name="Table5">
        <table:table-column table:style-name="Table5.A"/>
        <table:table-column table:style-name="Table5.B"/>
        <table:table-row>
          <table:table-cell table:style-name="Table5.A1" table:number-columns-spanned="2" office:value-type="string">
            <text:p text:style-name="P13">SAVE(<text:span text:style-name="T2">percent</text:span><text:span text:style-name="T4">): Save Money</text:span></text:p>
          </table:table-cell>
          <table:covered-table-cell/>
        </table:table-row>
        <table:table-row>
          <table:table-cell table:style-name="Table5.A2" office:value-type="string">
            <text:p text:style-name="P13">Narrative:</text:p>
          </table:table-cell>
          <table:table-cell table:style-name="Table5.B2" office:value-type="string">
            <text:p text:style-name="P12">Save <text:span text:style-name="T2">percent</text:span><text:span text:style-name="T4">% of income to the actor's cash reserve for later use</text:span></text:p>
          </table:table-cell>
        </table:table-row>
        <table:table-row>
          <table:table-cell table:style-name="Table5.A2" office:value-type="string">
            <text:p text:style-name="P13">Constraints:</text:p>
          </table:table-cell>
          <table:table-cell table:style-name="Table5.B2" office:value-type="string">
            <text:p text:style-name="P15">None.</text:p>
          </table:table-cell>
        </table:table-row>
        <table:table-row>
          <table:table-cell table:style-name="Table5.A2" office:value-type="string">
            <text:p text:style-name="P13">$/week</text:p>
          </table:table-cell>
          <table:table-cell table:style-name="Table5.B2" office:value-type="string">
            <text:p text:style-name="P12"><text:span text:style-name="T4"><draw:frame draw:style-name="fr1" draw:name="Object1" text:anchor-type="as-char" svg:width="1.5453in" svg:height="0.1839in" draw:z-index="0"><draw:object xlink:href="./Object 1" xlink:type="simple" xlink:show="embed" xlink:actuate="onLoad"/><draw:image xlink:href="./ObjectReplacements/Object 1" xlink:type="simple" xlink:show="embed" xlink:actuate="onLoad"/></draw:frame></text:span><text:span text:style-name="T4">, where </text:span><text:span text:style-name="T2">income</text:span><text:span text:style-name="T4"> is the actor's income for this tock.</text:span></text:p>
          </table:table-cell>
        </table:table-row>
        <table:table-row>
          <table:table-cell table:style-name="Table5.A2" office:value-type="string">
            <text:p text:style-name="P13">Personnel:</text:p>
          </table:table-cell>
          <table:table-cell table:style-name="Table5.B5" office:value-type="float" office:value="0">
            <text:p text:style-name="P12">0</text:p>
          </table:table-cell>
        </table:table-row>
        <table:table-row>
          <table:table-cell table:style-name="Table5.A2" office:value-type="string">
            <text:p text:style-name="P13">Action:</text:p>
          </table:table-cell>
          <table:table-cell table:style-name="Table5.B2" office:value-type="string">
            <text:p text:style-name="P15">Saves a percentage of the actor's income to his cash reserve. <text:s/>If less than the desired amount of cash is unavailable, the tactic will save whatever is left.</text:p>
          </table:table-cell>
        </table:table-row>
      </table:table>
      <text:p text:style-name="P9"/>
      <text:p text:style-name="P9"><text:soft-page-break/></text:p>
      <table:table table:name="Table9" table:style-name="Table9">
        <table:table-column table:style-name="Table9.A"/>
        <table:table-column table:style-name="Table9.B"/>
        <table:table-row>
          <table:table-cell table:style-name="Table9.A1" table:number-columns-spanned="2" office:value-type="string">
            <text:p text:style-name="P13">SPEND(<text:span text:style-name="T2">percent</text:span><text:span text:style-name="T4">): Spend Money</text:span></text:p>
          </table:table-cell>
          <table:covered-table-cell/>
        </table:table-row>
        <table:table-row>
          <table:table-cell table:style-name="Table9.A2" office:value-type="string">
            <text:p text:style-name="P13">Narrative:</text:p>
          </table:table-cell>
          <table:table-cell table:style-name="Table9.B2" office:value-type="string">
            <text:p text:style-name="P12">Releases <text:span text:style-name="T2">percent</text:span><text:span text:style-name="T4">% of the actor's cash reserve for spending on tactics.</text:span></text:p>
          </table:table-cell>
        </table:table-row>
        <table:table-row>
          <table:table-cell table:style-name="Table9.A2" office:value-type="string">
            <text:p text:style-name="P13">Constraints:</text:p>
          </table:table-cell>
          <table:table-cell table:style-name="Table9.B2" office:value-type="string">
            <text:p text:style-name="P15">None.</text:p>
          </table:table-cell>
        </table:table-row>
        <table:table-row>
          <table:table-cell table:style-name="Table9.A2" office:value-type="string">
            <text:p text:style-name="P13">$/week</text:p>
          </table:table-cell>
          <table:table-cell table:style-name="Table9.B2" office:value-type="string">
            <text:p text:style-name="P12"><text:span text:style-name="T4"><draw:frame draw:style-name="fr1" draw:name="Object5" text:anchor-type="as-char" svg:width="1.7181in" svg:height="0.1839in" draw:z-index="1"><draw:object xlink:href="./Object 5" xlink:type="simple" xlink:show="embed" xlink:actuate="onLoad"/><draw:image xlink:href="./ObjectReplacements/Object 5" xlink:type="simple" xlink:show="embed" xlink:actuate="onLoad"/></draw:frame></text:span><text:span text:style-name="T4">, where </text:span><text:span text:style-name="T2">reserve</text:span><text:span text:style-name="T4"> is the actor's cash reserve. <text:s/>The value </text:span><text:span text:style-name="T4">is negative, because it will be immediately added to the cash available for tactics, instead of subtracted.</text:span></text:p>
          </table:table-cell>
        </table:table-row>
        <table:table-row>
          <table:table-cell table:style-name="Table9.A2" office:value-type="string">
            <text:p text:style-name="P13">Personnel:</text:p>
          </table:table-cell>
          <table:table-cell table:style-name="Table9.B5" office:value-type="float" office:value="0">
            <text:p text:style-name="P12">0</text:p>
          </table:table-cell>
        </table:table-row>
        <table:table-row>
          <table:table-cell table:style-name="Table9.A2" office:value-type="string">
            <text:p text:style-name="P13">Action:</text:p>
          </table:table-cell>
          <table:table-cell table:style-name="Table9.B2" office:value-type="string">
            <text:p text:style-name="P15">Removes a percentage of the actor's reserve.</text:p>
          </table:table-cell>
        </table:table-row>
      </table:table>
      <text:h text:style-name="P29" text:outline-level="2"><text:bookmark-start text:name="__RefHeading__7285_355001903"/>Condition Types<text:bookmark-end text:name="__RefHeading__7285_355001903"/></text:h>
      <text:p text:style-name="P4">My prototype code defines the following conditions. <text:s/>Note that actor <text:span text:style-name="T2">a</text:span> is an implicit input to each condition.</text:p>
      <table:table table:name="Table6" table:style-name="Table6">
        <table:table-column table:style-name="Table6.A"/>
        <table:table-column table:style-name="Table6.B"/>
        <table:table-row>
          <table:table-cell table:style-name="Table6.A1" table:number-columns-spanned="2" office:value-type="string">
            <text:p text:style-name="P13">CASH(<text:span text:style-name="T4">LT|EQ|GT</text:span>, <text:span text:style-name="T2">x</text:span><text:span text:style-name="T4">): Cash Reserve</text:span></text:p>
          </table:table-cell>
          <table:covered-table-cell/>
        </table:table-row>
        <table:table-row>
          <table:table-cell table:style-name="Table6.A2" office:value-type="string">
            <text:p text:style-name="P13">Narrative:</text:p>
          </table:table-cell>
          <table:table-cell table:style-name="Table6.B2" office:value-type="string">
            <text:p text:style-name="P12">Actor's cash reserve is less than/equal to/greater than <text:s/><text:span text:style-name="T2">x</text:span></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1701in"/>
      <style:text-properties style:font-name="Times New Roman1" fo:font-size="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auto-update="true" style:default-outline-level="1" style:class="text" style:master-page-name="">
      <style:paragraph-properties fo:margin-left="0.2in" fo:margin-right="0in" fo:margin-top="0.1701in" fo:margin-bottom="0.1701in" fo:keep-together="always" fo:text-indent="-0.2in" style:auto-text-indent="false" style:page-number="auto" fo:break-before="page" fo:background-color="transparent" style:shadow="none" fo:keep-with-next="always">
        <style:tab-stops/>
        <style:background-image/>
      </style:paragraph-properties>
      <style:text-properties fo:text-transform="uppercase"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tab-stop style:position="0.5in"/>
        </style:tab-stops>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701in" fo:margin-bottom="0.1701in"/>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fo:background-color="transparent">
        <style:tab-stops>
          <style:tab-stop style:position="1.25in"/>
          <style:tab-stop style:position="6.9252in"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nt" style:family="paragraph" style:parent-style-name="Standard">
      <style:paragraph-properties fo:margin-left="0.5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4" style:display-name="Heading 4" style:family="paragraph" style:parent-style-name="Heading_20_3" style:next-style-name="Text_20_body" style:default-outline-level="4" style:list-style-name="" style:class="text">
      <style:paragraph-properties fo:margin-top="0.1701in" fo:margin-bottom="0.1701in">
        <style:tab-stops/>
      </style:paragraph-properties>
      <style:text-properties fo:font-size="85%" fo:font-style="normal" fo:font-weight="bold" style:font-size-asian="85%" style:font-style-asian="normal" style:font-weight-asian="bold" style:font-size-complex="85%" style:font-style-complex="normal"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Item_20_-_20_Bullet_20_Lvl_20_1" style:display-name="List Item - Bullet Lvl 1" style:family="paragraph" style:parent-style-name="Standard">
      <style:paragraph-properties fo:margin-left="0.5in" fo:margin-right="0in" fo:text-indent="-0.25in" style:auto-text-indent="false">
        <style:tab-stops>
          <style:tab-stop style:position="0in"/>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top="0.0799in" fo:margin-bottom="0.1701in"/>
    </style:style>
    <style:style style:name="Pseudocode" style:family="paragraph" style:parent-style-name="Text_20_body">
      <style:paragraph-properties fo:margin-left="0.25in" fo:margin-right="0in" fo:margin-top="0in" fo:margin-bottom="0in" fo:text-indent="0in" style:auto-text-indent="false" fo:background-color="transparent" style:shadow="none">
        <style:tab-stops/>
        <style:background-image/>
      </style:paragraph-properties>
    </style:style>
    <style:style style:name="Definitions" style:family="paragraph" style:parent-style-name="Text_20_body">
      <style:paragraph-properties fo:margin-left="1.4689in" fo:margin-right="0in" fo:margin-top="0in" fo:margin-bottom="0in" fo:text-indent="-1.2602in" style:auto-text-indent="false">
        <style:tab-stops>
          <style:tab-stop style:position="-0.3126in"/>
          <style:tab-stop style:position="-0.0102in"/>
        </style:tab-stops>
      </style:paragraph-properties>
      <style:text-properties fo:font-style="italic" style:font-style-asian="italic" style:font-style-complex="italic"/>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de" style:family="paragraph" style:parent-style-name="Text_20_body">
      <style:paragraph-properties fo:margin-top="0in" fo:margin-bottom="0in"/>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TF_5f_Num_20_4_20_1" style:display-name="RTF_Num 4 1" style:family="text">
      <style:text-properties style:use-window-font-color="true" style:font-name="Symbol" fo:font-size="12pt" style:font-name-asian="Symbol" style:font-size-asian="12pt" style:font-name-complex="Symbol" style:font-size-complex="12pt"/>
    </style:style>
    <style:style style:name="RTF_5f_Num_20_4_20_2" style:display-name="RTF_Num 4 2" style:family="text">
      <style:text-properties style:use-window-font-color="true" style:font-name="Symbol" fo:font-size="12pt" style:font-name-asian="Symbol" style:font-size-asian="12pt" style:font-name-complex="Symbol" style:font-size-complex="12pt"/>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Symbol" style:font-name-complex="Symbol"/>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Symbol" style:font-name-complex="Symbol"/>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RTF_5f_Num_20_5_20_1" style:display-name="RTF_Num 5 1" style:family="text">
      <style:text-properties style:use-window-font-color="true" style:font-name="Symbol" fo:font-size="12pt" style:font-name-asian="Symbol" style:font-size-asian="12pt" style:font-name-complex="Symbol" style:font-size-complex="12pt"/>
    </style:style>
    <style:style style:name="RTF_5f_Num_20_5_20_2" style:display-name="RTF_Num 5 2" style:family="text">
      <style:text-properties style:use-window-font-color="true" style:font-name="Symbol" fo:font-size="12pt" style:font-name-asian="Symbol" style:font-size-asian="12pt" style:font-name-complex="Symbol" style:font-size-complex="12pt"/>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Variable"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Code" style:family="text">
      <style:text-properties style:font-name="Courier" fo:font-size="10pt" style:font-size-asian="10pt" style:font-size-complex="10pt"/>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in" fo:margin-left="0.2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2in" fo:margin-left="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2in" fo:margin-left="0.2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2in" fo:margin-left="0.2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2in" fo:margin-left="0.2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style:text-properties style:font-name="Symbol"/>
      </text:list-level-style-bullet>
      <text:list-level-style-bullet text:level="2" text:style-name="RTF_5f_Num_20_4_20_2" style:num-suffix="." text:bullet-char="">
        <style:list-level-properties text:space-before="0.75in" text:min-label-width="0.25in"/>
        <style:text-properties style:font-name="Symbol"/>
      </text:list-level-style-bullet>
      <text:list-level-style-bullet text:level="3" text:style-name="RTF_5f_Num_20_4_20_3" style:num-suffix="." text:bullet-char="">
        <style:list-level-properties text:space-before="1.25in" text:min-label-width="0.25in"/>
        <style:text-properties style:font-name="Wingdings"/>
      </text:list-level-style-bullet>
      <text:list-level-style-bullet text:level="4" text:style-name="RTF_5f_Num_20_4_20_4" style:num-suffix="." text:bullet-char="">
        <style:list-level-properties text:space-before="1.75in" text:min-label-width="0.25in"/>
        <style:text-properties style:font-name="Symbol"/>
      </text:list-level-style-bullet>
      <text:list-level-style-bullet text:level="5" text:style-name="RTF_5f_Num_20_4_20_5" style:num-suffix="." text:bullet-char="o">
        <style:list-level-properties text:space-before="2.25in" text:min-label-width="0.25in"/>
        <style:text-properties style:font-name="Courier New"/>
      </text:list-level-style-bullet>
      <text:list-level-style-bullet text:level="6" text:style-name="RTF_5f_Num_20_4_20_6" style:num-suffix="." text:bullet-char="">
        <style:list-level-properties text:space-before="2.75in" text:min-label-width="0.25in"/>
        <style:text-properties style:font-name="Wingdings"/>
      </text:list-level-style-bullet>
      <text:list-level-style-bullet text:level="7" text:style-name="RTF_5f_Num_20_4_20_7" style:num-suffix="." text:bullet-char="">
        <style:list-level-properties text:space-before="3.25in" text:min-label-width="0.25in"/>
        <style:text-properties style:font-name="Symbol"/>
      </text:list-level-style-bullet>
      <text:list-level-style-bullet text:level="8" text:style-name="RTF_5f_Num_20_4_20_8" style:num-suffix="." text:bullet-char="o">
        <style:list-level-properties text:space-before="3.75in" text:min-label-width="0.25in"/>
        <style:text-properties style:font-name="Courier New"/>
      </text:list-level-style-bullet>
      <text:list-level-style-bullet text:level="9" text:style-name="RTF_5f_Num_20_4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style:text-properties style:font-name="Symbol"/>
      </text:list-level-style-bullet>
      <text:list-level-style-bullet text:level="2" text:style-name="RTF_5f_Num_20_5_20_2" style:num-suffix="." text:bullet-char="">
        <style:list-level-properties text:space-before="0.75in" text:min-label-width="0.25in"/>
        <style:text-properties style:font-name="Symbol"/>
      </text:list-level-style-bullet>
      <text:list-level-style-bullet text:level="3" text:style-name="RTF_5f_Num_20_5_20_3" style:num-suffix="." text:bullet-char="">
        <style:list-level-properties text:space-before="1.25in" text:min-label-width="0.25in"/>
        <style:text-properties style:font-name="Wingdings"/>
      </text:list-level-style-bullet>
      <text:list-level-style-bullet text:level="4" text:style-name="RTF_5f_Num_20_5_20_4" style:num-suffix="." text:bullet-char="">
        <style:list-level-properties text:space-before="1.75in" text:min-label-width="0.25in"/>
        <style:text-properties style:font-name="Symbol"/>
      </text:list-level-style-bullet>
      <text:list-level-style-bullet text:level="5" text:style-name="RTF_5f_Num_20_5_20_5" style:num-suffix="." text:bullet-char="o">
        <style:list-level-properties text:space-before="2.25in" text:min-label-width="0.25in"/>
        <style:text-properties style:font-name="Courier New"/>
      </text:list-level-style-bullet>
      <text:list-level-style-bullet text:level="6" text:style-name="RTF_5f_Num_20_5_20_6" style:num-suffix="." text:bullet-char="">
        <style:list-level-properties text:space-before="2.75in" text:min-label-width="0.25in"/>
        <style:text-properties style:font-name="Wingdings"/>
      </text:list-level-style-bullet>
      <text:list-level-style-bullet text:level="7" text:style-name="RTF_5f_Num_20_5_20_7" style:num-suffix="." text:bullet-char="">
        <style:list-level-properties text:space-before="3.25in" text:min-label-width="0.25in"/>
        <style:text-properties style:font-name="Symbol"/>
      </text:list-level-style-bullet>
      <text:list-level-style-bullet text:level="8" text:style-name="RTF_5f_Num_20_5_20_8" style:num-suffix="." text:bullet-char="o">
        <style:list-level-properties text:space-before="3.75in" text:min-label-width="0.25in"/>
        <style:text-properties style:font-name="Courier New"/>
      </text:list-level-style-bullet>
      <text:list-level-style-bullet text:level="9" text:style-name="RTF_5f_Num_20_5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Arial"/>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Athena Analyst's Guide, V3<text:tab/><text:tab/>May, 2011</text:p>
      </style:header>
      <style:footer>
        <text:p text:style-name="Footer"><text:tab/><text:page-number text:select-page="current">10</text:page-number></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09T12:07:25</meta:creation-date>
    <dc:date>2011-05-05T14:07:59</dc:date>
    <meta:editing-duration>PT627H51M49S</meta:editing-duration>
    <meta:editing-cycles>437</meta:editing-cycles>
    <meta:generator>OpenOffice.org/3.1$Linux OpenOffice.org_project/310m19$Build-9420</meta:generator>
    <meta:print-date>2011-01-26T09:45:26</meta:print-date>
    <dc:creator>Will Duquette</dc:creator>
    <meta:document-statistic meta:table-count="11" meta:image-count="0" meta:object-count="2" meta:page-count="13" meta:paragraph-count="214" meta:word-count="2685" meta:character-count="15977"/>
    <meta:user-defined meta:name="Info 1"/>
    <meta:user-defined meta:name="Info 2"/>
    <meta:user-defined meta:name="Info 3"/>
    <meta:user-defined meta:name="Info 4"/>
  </office:meta>
</office:document-meta>
</file>

<file path=Object 1/content.xml><?xml version="1.0" encoding="utf-8"?>
<math xmlns="http://www.w3.org/1998/Math/MathML">
  <semantics>
    <mrow>
      <mrow>
        <mi mathvariant="italic">percent</mi>
        <mi mathvariant="normal">∗</mi>
        <mi mathvariant="italic">income</mi>
      </mrow>
      <mi mathvariant="normal">/</mi>
      <mn>100.0</mn>
    </mrow>
    <annotation encoding="StarMath 5.0">percent * income / 100.0</annotation>
  </semantics>
</math>
</file>

<file path=Object 5/content.xml><?xml version="1.0" encoding="utf-8"?>
<math xmlns="http://www.w3.org/1998/Math/MathML">
  <semantics>
    <mrow>
      <mrow>
        <mrow>
          <mi mathvariant="normal">−</mi>
          <mi mathvariant="italic">percent</mi>
        </mrow>
        <mi mathvariant="normal">∗</mi>
        <mi mathvariant="italic">reserve</mi>
      </mrow>
      <mi mathvariant="normal">/</mi>
      <mn>100.0</mn>
    </mrow>
    <annotation encoding="StarMath 5.0">-percent * reserve / 100.0</annotation>
  </semantics>
</math>
</file>